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4.49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Old model (mm)</text:p>
          </table:table-cell>
          <table:table-cell table:number-columns-repeated="2"/>
          <table:table-cell office:value-type="string">
            <text:p>New Model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mass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mass</text:p>
          </table:table-cell>
          <table:table-cell office:value-type="string">
            <text:p>motor</text:p>
          </table:table-cell>
          <table:table-cell table:number-columns-repeated="1013"/>
        </table:table-row>
        <table:table-row table:style-name="ro4">
          <table:table-cell table:style-name="ce1"/>
          <table:table-cell table:style-name="ce1" office:value-type="string">
            <text:p>DAnkleL:</text:p>
          </table:table-cell>
          <table:table-cell table:style-name="ce1" office:value-type="float" office:value="167.108">
            <text:p>167.108</text:p>
          </table:table-cell>
          <table:table-cell table:style-name="ce1" office:value-type="float" office:value="-18.5361">
            <text:p>-18.5361</text:p>
          </table:table-cell>
          <table:table-cell table:style-name="ce1" office:value-type="float" office:value="-0.213732">
            <text:p>-0.213732</text:p>
          </table:table-cell>
          <table:table-cell table:style-name="ce1" office:value-type="float" office:value="13.8731">
            <text:p>13.8731</text:p>
          </table:table-cell>
          <table:table-cell table:style-name="ce1" table:formula="of:=-[.F6]*0.001" office:value-type="float" office:value="-0.0138731">
            <text:p>-0.0138731</text:p>
          </table:table-cell>
          <table:table-cell table:style-name="ce1" table:formula="of:=[.E6]*0.001" office:value-type="float" office:value="-0.000213732">
            <text:p>-0.000213732</text:p>
          </table:table-cell>
          <table:table-cell table:style-name="ce1" table:formula="of:=[.D6]*0.001" office:value-type="float" office:value="-0.0185361">
            <text:p>-0.0185361</text:p>
          </table:table-cell>
          <table:table-cell table:style-name="ce1" table:formula="of:=[.C6]*0.001" office:value-type="float" office:value="0.167108">
            <text:p>0.167108</text:p>
          </table:table-cell>
          <table:table-cell table:style-name="ce1" office:value-type="string">
            <text:p>L_ANKLE_PITCH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AnkleR:</text:p>
          </table:table-cell>
          <table:table-cell table:style-name="ce1" office:value-type="float" office:value="167.108">
            <text:p>167.108</text:p>
          </table:table-cell>
          <table:table-cell table:style-name="ce1" office:value-type="float" office:value="-18.5361">
            <text:p>-18.5361</text:p>
          </table:table-cell>
          <table:table-cell table:style-name="ce1" office:value-type="float" office:value="0.213732">
            <text:p>0.213732</text:p>
          </table:table-cell>
          <table:table-cell table:style-name="ce1" office:value-type="float" office:value="13.8731">
            <text:p>13.8731</text:p>
          </table:table-cell>
          <table:table-cell table:style-name="ce1" table:formula="of:=-[.F7]*0.001" office:value-type="float" office:value="-0.0138731">
            <text:p>-0.0138731</text:p>
          </table:table-cell>
          <table:table-cell table:style-name="ce1" table:formula="of:=[.E7]*0.001" office:value-type="float" office:value="0.000213732">
            <text:p>0.000213732</text:p>
          </table:table-cell>
          <table:table-cell table:style-name="ce1" table:formula="of:=[.D7]*0.001" office:value-type="float" office:value="-0.0185361">
            <text:p>-0.0185361</text:p>
          </table:table-cell>
          <table:table-cell table:style-name="ce1" table:formula="of:=[.C7]*0.001" office:value-type="float" office:value="0.167108">
            <text:p>0.167108</text:p>
          </table:table-cell>
          <table:table-cell table:style-name="ce1" office:value-type="string">
            <text:p>R_ANKLE_PITCH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ArmLowerL:</text:p>
          </table:table-cell>
          <table:table-cell table:style-name="ce1" office:value-type="float" office:value="59.2885">
            <text:p>59.2885</text:p>
          </table:table-cell>
          <table:table-cell table:style-name="ce1" office:value-type="float" office:value="45.8382">
            <text:p>45.8382</text:p>
          </table:table-cell>
          <table:table-cell table:style-name="ce1" office:value-type="float" office:value="6.66564">
            <text:p>6.66564</text:p>
          </table:table-cell>
          <table:table-cell table:style-name="ce1" office:value-type="float" office:value="-13.4901">
            <text:p>-13.4901</text:p>
          </table:table-cell>
          <table:table-cell table:style-name="ce1" table:formula="of:=[.D8]*0.001-[.$C$31]" office:value-type="float" office:value="-0.0841618">
            <text:p>-0.0841618</text:p>
          </table:table-cell>
          <table:table-cell table:style-name="ce1" table:formula="of:=[.E8]*0.001" office:value-type="float" office:value="0.00666564">
            <text:p>0.00666564</text:p>
          </table:table-cell>
          <table:table-cell table:style-name="ce1" table:formula="of:=[.F8]*0.001" office:value-type="float" office:value="-0.0134901">
            <text:p>-0.0134901</text:p>
          </table:table-cell>
          <table:table-cell table:style-name="ce1" table:formula="of:=[.C8]*0.001" office:value-type="float" office:value="0.0592885">
            <text:p>0.0592885</text:p>
          </table:table-cell>
          <table:table-cell table:style-name="ce1" office:value-type="string">
            <text:p>L_ELBOW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armLowerR:</text:p>
          </table:table-cell>
          <table:table-cell table:style-name="ce1" office:value-type="float" office:value="59.2885">
            <text:p>59.2885</text:p>
          </table:table-cell>
          <table:table-cell table:style-name="ce1" office:value-type="float" office:value="45.8382">
            <text:p>45.8382</text:p>
          </table:table-cell>
          <table:table-cell table:style-name="ce1" office:value-type="float" office:value="-6.66564">
            <text:p>-6.66564</text:p>
          </table:table-cell>
          <table:table-cell table:style-name="ce1" office:value-type="float" office:value="-13.4901">
            <text:p>-13.4901</text:p>
          </table:table-cell>
          <table:table-cell table:style-name="ce1" table:formula="of:=[.D9]*0.001-[.$C$31]" office:value-type="float" office:value="-0.0841618">
            <text:p>-0.0841618</text:p>
          </table:table-cell>
          <table:table-cell table:style-name="ce1" table:formula="of:=[.E9]*0.001" office:value-type="float" office:value="-0.00666564">
            <text:p>-0.00666564</text:p>
          </table:table-cell>
          <table:table-cell table:style-name="ce1" table:formula="of:=[.F9]*0.001" office:value-type="float" office:value="-0.0134901">
            <text:p>-0.0134901</text:p>
          </table:table-cell>
          <table:table-cell table:style-name="ce1" table:formula="of:=[.C9]*0.001" office:value-type="float" office:value="0.0592885">
            <text:p>0.0592885</text:p>
          </table:table-cell>
          <table:table-cell table:style-name="ce1" office:value-type="string">
            <text:p>R_ELBOW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ArmUpperL:</text:p>
          </table:table-cell>
          <table:table-cell table:style-name="ce1" office:value-type="float" office:value="168.377">
            <text:p>168.377</text:p>
          </table:table-cell>
          <table:table-cell table:style-name="ce1" office:value-type="float" office:value="36.239">
            <text:p>36.239</text:p>
          </table:table-cell>
          <table:table-cell table:style-name="ce1" office:value-type="float" office:value="0.659787">
            <text:p>0.659787</text:p>
          </table:table-cell>
          <table:table-cell table:style-name="ce1" office:value-type="float" office:value="0.734065">
            <text:p>0.734065</text:p>
          </table:table-cell>
          <table:table-cell table:style-name="ce1" table:formula="of:=[.D10]*0.001-[.$C$32]" office:value-type="float" office:value="-0.025261">
            <text:p>-0.025261</text:p>
          </table:table-cell>
          <table:table-cell table:style-name="ce1" table:formula="of:=[.E10]*0.001" office:value-type="float" office:value="0.000659787">
            <text:p>0.000659787</text:p>
          </table:table-cell>
          <table:table-cell table:style-name="ce1" table:formula="of:=[.F10]*0.001" office:value-type="float" office:value="0.000734065">
            <text:p>0.000734065</text:p>
          </table:table-cell>
          <table:table-cell table:style-name="ce1" table:formula="of:=[.C10]*0.001" office:value-type="float" office:value="0.168377">
            <text:p>0.168377</text:p>
          </table:table-cell>
          <table:table-cell table:style-name="ce1" office:value-type="string">
            <text:p>L_SHOULDER_ROLL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ArmUpperR:</text:p>
          </table:table-cell>
          <table:table-cell table:style-name="ce1" office:value-type="float" office:value="168.377">
            <text:p>168.377</text:p>
          </table:table-cell>
          <table:table-cell table:style-name="ce1" office:value-type="float" office:value="36.239">
            <text:p>36.239</text:p>
          </table:table-cell>
          <table:table-cell table:style-name="ce1" office:value-type="float" office:value="-0.659787">
            <text:p>-0.659787</text:p>
          </table:table-cell>
          <table:table-cell table:style-name="ce1" office:value-type="float" office:value="0.734065">
            <text:p>0.734065</text:p>
          </table:table-cell>
          <table:table-cell table:style-name="ce1" table:formula="of:=[.D11]*0.001-[.$C$32]" office:value-type="float" office:value="-0.025261">
            <text:p>-0.025261</text:p>
          </table:table-cell>
          <table:table-cell table:style-name="ce1" table:formula="of:=[.E11]*0.001" office:value-type="float" office:value="-0.000659787">
            <text:p>-0.000659787</text:p>
          </table:table-cell>
          <table:table-cell table:style-name="ce1" table:formula="of:=[.F11]*0.001" office:value-type="float" office:value="0.000734065">
            <text:p>0.000734065</text:p>
          </table:table-cell>
          <table:table-cell table:style-name="ce1" table:formula="of:=[.C11]*0.001" office:value-type="float" office:value="0.168377">
            <text:p>0.168377</text:p>
          </table:table-cell>
          <table:table-cell table:style-name="ce1" office:value-type="string">
            <text:p>R_SHOULDER_ROLL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FootL:</text:p>
          </table:table-cell>
          <table:table-cell table:style-name="ce1" office:value-type="float" office:value="79.4462">
            <text:p>79.4462</text:p>
          </table:table-cell>
          <table:table-cell table:style-name="ce1" office:value-type="float" office:value="-0.502877">
            <text:p>-0.502877</text:p>
          </table:table-cell>
          <table:table-cell table:style-name="ce1" office:value-type="float" office:value="9.50588">
            <text:p>9.50588</text:p>
          </table:table-cell>
          <table:table-cell table:style-name="ce1" office:value-type="float" office:value="-25.9953">
            <text:p>-25.9953</text:p>
          </table:table-cell>
          <table:table-cell table:style-name="ce1" table:formula="of:=-[.F12]*0.001" office:value-type="float" office:value="0.0259953">
            <text:p>0.0259953</text:p>
          </table:table-cell>
          <table:table-cell table:style-name="ce1" table:formula="of:=[.E12]*0.001" office:value-type="float" office:value="0.00950588">
            <text:p>0.00950588</text:p>
          </table:table-cell>
          <table:table-cell table:style-name="ce1" table:formula="of:=[.D12]*0.001" office:value-type="float" office:value="-0.000502877">
            <text:p>-0.000502877</text:p>
          </table:table-cell>
          <table:table-cell table:style-name="ce1" table:formula="of:=[.C12]*0.001" office:value-type="float" office:value="0.0794462">
            <text:p>0.0794462</text:p>
          </table:table-cell>
          <table:table-cell table:style-name="ce1" office:value-type="string">
            <text:p>L_ANKLE_ROLL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FootR:</text:p>
          </table:table-cell>
          <table:table-cell table:style-name="ce1" office:value-type="float" office:value="79.4462">
            <text:p>79.4462</text:p>
          </table:table-cell>
          <table:table-cell table:style-name="ce1" office:value-type="float" office:value="-0.502877">
            <text:p>-0.502877</text:p>
          </table:table-cell>
          <table:table-cell table:style-name="ce1" office:value-type="float" office:value="-9.50588">
            <text:p>-9.50588</text:p>
          </table:table-cell>
          <table:table-cell table:style-name="ce1" office:value-type="float" office:value="-25.9953">
            <text:p>-25.9953</text:p>
          </table:table-cell>
          <table:table-cell table:style-name="ce1" table:formula="of:=-[.F13]*0.001" office:value-type="float" office:value="0.0259953">
            <text:p>0.0259953</text:p>
          </table:table-cell>
          <table:table-cell table:style-name="ce1" table:formula="of:=[.E13]*0.001" office:value-type="float" office:value="-0.00950588">
            <text:p>-0.00950588</text:p>
          </table:table-cell>
          <table:table-cell table:style-name="ce1" table:formula="of:=[.D13]*0.001" office:value-type="float" office:value="-0.000502877">
            <text:p>-0.000502877</text:p>
          </table:table-cell>
          <table:table-cell table:style-name="ce1" table:formula="of:=[.C13]*0.001" office:value-type="float" office:value="0.0794462">
            <text:p>0.0794462</text:p>
          </table:table-cell>
          <table:table-cell table:style-name="ce1" office:value-type="string">
            <text:p>R_ANKLE_ROLL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Head:</text:p>
          </table:table-cell>
          <table:table-cell table:style-name="ce1" office:value-type="float" office:value="158.042">
            <text:p>158.042</text:p>
          </table:table-cell>
          <table:table-cell table:style-name="ce1" office:value-type="float" office:value="7.66662">
            <text:p>7.66662</text:p>
          </table:table-cell>
          <table:table-cell table:style-name="ce1" office:value-type="float" office:value="0.0639198">
            <text:p>0.0639198</text:p>
          </table:table-cell>
          <table:table-cell table:style-name="ce1" office:value-type="float" office:value="18.5645">
            <text:p>18.5645</text:p>
          </table:table-cell>
          <table:table-cell table:style-name="ce1" table:formula="of:=[.D14]*0.001-[.C40]" office:value-type="float" office:value="-0.02533338">
            <text:p>-0.02533338</text:p>
          </table:table-cell>
          <table:table-cell table:style-name="ce1" table:formula="of:=[.E14]*0.001-[.C41]" office:value-type="float" office:value="0.0000639198">
            <text:p>6.39198E-005</text:p>
          </table:table-cell>
          <table:table-cell table:style-name="ce1" table:formula="of:=[.F14]*0.001-[.C42]" office:value-type="float" office:value="-0.0144355">
            <text:p>-0.0144355</text:p>
          </table:table-cell>
          <table:table-cell table:style-name="ce1" table:formula="of:=[.C14]*0.001" office:value-type="float" office:value="0.158042">
            <text:p>0.158042</text:p>
          </table:table-cell>
          <table:table-cell table:style-name="ce1" office:value-type="string">
            <text:p>HEAD_PITCH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LegLowerL:</text:p>
          </table:table-cell>
          <table:table-cell table:style-name="ce1" office:value-type="float" office:value="70.3098">
            <text:p>70.3098</text:p>
          </table:table-cell>
          <table:table-cell table:style-name="ce1" office:value-type="float" office:value="6.54763">
            <text:p>6.54763</text:p>
          </table:table-cell>
          <table:table-cell table:style-name="ce1" office:value-type="float" office:value="-0.592469">
            <text:p>-0.592469</text:p>
          </table:table-cell>
          <table:table-cell table:style-name="ce1" office:value-type="float" office:value="-39.0455">
            <text:p>-39.0455</text:p>
          </table:table-cell>
          <table:table-cell table:style-name="ce1" table:formula="of:=-[.$C$39]-[.F15]*0.001" office:value-type="float" office:value="-0.0539545">
            <text:p>-0.0539545</text:p>
          </table:table-cell>
          <table:table-cell table:style-name="ce1" table:formula="of:=[.E15]*0.001" office:value-type="float" office:value="-0.000592469">
            <text:p>-0.000592469</text:p>
          </table:table-cell>
          <table:table-cell table:style-name="ce1" table:formula="of:=[.D15]*0.001" office:value-type="float" office:value="0.00654763">
            <text:p>0.00654763</text:p>
          </table:table-cell>
          <table:table-cell table:style-name="ce1" table:formula="of:=[.C15]*0.001" office:value-type="float" office:value="0.0703098">
            <text:p>0.0703098</text:p>
          </table:table-cell>
          <table:table-cell table:style-name="ce1" office:value-type="string">
            <text:p>L_KNEE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LegLowerR:</text:p>
          </table:table-cell>
          <table:table-cell table:style-name="ce1" office:value-type="float" office:value="70.3098">
            <text:p>70.3098</text:p>
          </table:table-cell>
          <table:table-cell table:style-name="ce1" office:value-type="float" office:value="6.54763">
            <text:p>6.54763</text:p>
          </table:table-cell>
          <table:table-cell table:style-name="ce1" office:value-type="float" office:value="0.592469">
            <text:p>0.592469</text:p>
          </table:table-cell>
          <table:table-cell table:style-name="ce1" office:value-type="float" office:value="-39.0455">
            <text:p>-39.0455</text:p>
          </table:table-cell>
          <table:table-cell table:style-name="ce1" table:formula="of:=-[.$C$39]-[.F16]*0.001" office:value-type="float" office:value="-0.0539545">
            <text:p>-0.0539545</text:p>
          </table:table-cell>
          <table:table-cell table:style-name="ce1" table:formula="of:=[.E16]*0.001" office:value-type="float" office:value="0.000592469">
            <text:p>0.000592469</text:p>
          </table:table-cell>
          <table:table-cell table:style-name="ce1" table:formula="of:=[.D16]*0.001" office:value-type="float" office:value="0.00654763">
            <text:p>0.00654763</text:p>
          </table:table-cell>
          <table:table-cell table:style-name="ce1" table:formula="of:=[.C16]*0.001" office:value-type="float" office:value="0.0703098">
            <text:p>0.0703098</text:p>
          </table:table-cell>
          <table:table-cell table:style-name="ce1" office:value-type="string">
            <text:p>R_KNEE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LegUpperL:</text:p>
          </table:table-cell>
          <table:table-cell table:style-name="ce1" office:value-type="float" office:value="119.043">
            <text:p>119.043</text:p>
          </table:table-cell>
          <table:table-cell table:style-name="ce1" office:value-type="float" office:value="0.691906">
            <text:p>0.691906</text:p>
          </table:table-cell>
          <table:table-cell table:style-name="ce1" office:value-type="float" office:value="-0.322635">
            <text:p>-0.322635</text:p>
          </table:table-cell>
          <table:table-cell table:style-name="ce1" office:value-type="float" office:value="-62.9655">
            <text:p>-62.9655</text:p>
          </table:table-cell>
          <table:table-cell table:style-name="ce1" table:formula="of:=-[.$C$38]-[.F17]*0.001" office:value-type="float" office:value="-0.0300345">
            <text:p>-0.0300345</text:p>
          </table:table-cell>
          <table:table-cell table:style-name="ce1" table:formula="of:=[.E17]*0.001" office:value-type="float" office:value="-0.000322635">
            <text:p>-0.000322635</text:p>
          </table:table-cell>
          <table:table-cell table:style-name="ce1" table:formula="of:=[.D17]*0.001" office:value-type="float" office:value="0.000691906">
            <text:p>0.000691906</text:p>
          </table:table-cell>
          <table:table-cell table:style-name="ce1" table:formula="of:=[.C17]*0.001" office:value-type="float" office:value="0.119043">
            <text:p>0.119043</text:p>
          </table:table-cell>
          <table:table-cell table:style-name="ce1" office:value-type="string">
            <text:p>L_HIP_PITCH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LegUpperR:</text:p>
          </table:table-cell>
          <table:table-cell table:style-name="ce1" office:value-type="float" office:value="119.043">
            <text:p>119.043</text:p>
          </table:table-cell>
          <table:table-cell table:style-name="ce1" office:value-type="float" office:value="0.691906">
            <text:p>0.691906</text:p>
          </table:table-cell>
          <table:table-cell table:style-name="ce1" office:value-type="float" office:value="0.322635">
            <text:p>0.322635</text:p>
          </table:table-cell>
          <table:table-cell table:style-name="ce1" office:value-type="float" office:value="-62.9655">
            <text:p>-62.9655</text:p>
          </table:table-cell>
          <table:table-cell table:style-name="ce1" table:formula="of:=-[.$C$38]-[.F18]*0.001" office:value-type="float" office:value="-0.0300345">
            <text:p>-0.0300345</text:p>
          </table:table-cell>
          <table:table-cell table:style-name="ce1" table:formula="of:=[.E18]*0.001" office:value-type="float" office:value="0.000322635">
            <text:p>0.000322635</text:p>
          </table:table-cell>
          <table:table-cell table:style-name="ce1" table:formula="of:=[.D18]*0.001" office:value-type="float" office:value="0.000691906">
            <text:p>0.000691906</text:p>
          </table:table-cell>
          <table:table-cell table:style-name="ce1" table:formula="of:=[.C18]*0.001" office:value-type="float" office:value="0.119043">
            <text:p>0.119043</text:p>
          </table:table-cell>
          <table:table-cell table:style-name="ce1" office:value-type="string">
            <text:p>R_HIP_PITCH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neck:</text:p>
          </table:table-cell>
          <table:table-cell table:style-name="ce1" office:value-type="float" office:value="24.3577">
            <text:p>24.3577</text:p>
          </table:table-cell>
          <table:table-cell table:style-name="ce1" office:value-type="float" office:value="-0.712811">
            <text:p>-0.712811</text:p>
          </table:table-cell>
          <table:table-cell table:style-name="ce1" office:value-type="float" office:value="1.42428">
            <text:p>1.42428</text:p>
          </table:table-cell>
          <table:table-cell table:style-name="ce1" office:value-type="float" office:value="-16.5676">
            <text:p>-16.5676</text:p>
          </table:table-cell>
          <table:table-cell table:style-name="ce1" table:formula="of:=[.F19]*0.001" office:value-type="float" office:value="-0.0165676">
            <text:p>-0.0165676</text:p>
          </table:table-cell>
          <table:table-cell table:style-name="ce1" table:formula="of:=[.E19]*0.001" office:value-type="float" office:value="0.00142428">
            <text:p>0.00142428</text:p>
          </table:table-cell>
          <table:table-cell table:style-name="ce1" table:formula="of:=-[.D19]*0.001" office:value-type="float" office:value="0.000712811">
            <text:p>0.000712811</text:p>
          </table:table-cell>
          <table:table-cell table:style-name="ce1" table:formula="of:=[.C19]*0.001" office:value-type="float" office:value="0.0243577">
            <text:p>0.0243577</text:p>
          </table:table-cell>
          <table:table-cell table:style-name="ce1" office:value-type="string">
            <text:p>HEAD_YAW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PelvL:</text:p>
          </table:table-cell>
          <table:table-cell table:style-name="ce1" office:value-type="float" office:value="167.108">
            <text:p>167.108</text:p>
          </table:table-cell>
          <table:table-cell table:style-name="ce1" office:value-type="float" office:value="-18.2424">
            <text:p>-18.2424</text:p>
          </table:table-cell>
          <table:table-cell table:style-name="ce1" office:value-type="float" office:value="0.0799828">
            <text:p>0.0799828</text:p>
          </table:table-cell>
          <table:table-cell table:style-name="ce1" office:value-type="float" office:value="-13.8731">
            <text:p>-13.8731</text:p>
          </table:table-cell>
          <table:table-cell table:style-name="ce1" table:formula="of:=-[.F20]*0.001" office:value-type="float" office:value="0.0138731">
            <text:p>0.0138731</text:p>
          </table:table-cell>
          <table:table-cell table:style-name="ce1" table:formula="of:=[.E20]*0.001" office:value-type="float" office:value="0.0000799828">
            <text:p>7.99828E-005</text:p>
          </table:table-cell>
          <table:table-cell table:style-name="ce1" table:formula="of:=[.D20]*0.001" office:value-type="float" office:value="-0.0182424">
            <text:p>-0.0182424</text:p>
          </table:table-cell>
          <table:table-cell table:style-name="ce1" table:formula="of:=[.C20]*0.001" office:value-type="float" office:value="0.167108">
            <text:p>0.167108</text:p>
          </table:table-cell>
          <table:table-cell table:style-name="ce1" office:value-type="string">
            <text:p>L_HIP_ROLL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PelvR:</text:p>
          </table:table-cell>
          <table:table-cell table:style-name="ce1" office:value-type="float" office:value="167.108">
            <text:p>167.108</text:p>
          </table:table-cell>
          <table:table-cell table:style-name="ce1" office:value-type="float" office:value="-18.2424">
            <text:p>-18.2424</text:p>
          </table:table-cell>
          <table:table-cell table:style-name="ce1" office:value-type="float" office:value="-0.0799828">
            <text:p>-0.0799828</text:p>
          </table:table-cell>
          <table:table-cell table:style-name="ce1" office:value-type="float" office:value="-13.8731">
            <text:p>-13.8731</text:p>
          </table:table-cell>
          <table:table-cell table:style-name="ce1" table:formula="of:=-[.F21]*0.001" office:value-type="float" office:value="0.0138731">
            <text:p>0.0138731</text:p>
          </table:table-cell>
          <table:table-cell table:style-name="ce1" table:formula="of:=[.E21]*0.001" office:value-type="float" office:value="-0.0000799828">
            <text:p>-7.99828E-005</text:p>
          </table:table-cell>
          <table:table-cell table:style-name="ce1" table:formula="of:=[.D21]*0.001" office:value-type="float" office:value="-0.0182424">
            <text:p>-0.0182424</text:p>
          </table:table-cell>
          <table:table-cell table:style-name="ce1" table:formula="of:=[.C21]*0.001" office:value-type="float" office:value="0.167108">
            <text:p>0.167108</text:p>
          </table:table-cell>
          <table:table-cell table:style-name="ce1" office:value-type="string">
            <text:p>R_HIP_ROLL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PelvYL:</text:p>
          </table:table-cell>
          <table:table-cell table:style-name="ce1" office:value-type="float" office:value="27.0692">
            <text:p>27.0692</text:p>
          </table:table-cell>
          <table:table-cell table:style-name="ce1" office:value-type="float" office:value="0.480135">
            <text:p>0.4801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.4372">
            <text:p>18.4372</text:p>
          </table:table-cell>
          <table:table-cell table:style-name="ce1" table:formula="of:=[.F22]*0.001-[.$C$37]" office:value-type="float" office:value="-0.0155628">
            <text:p>-0.0155628</text:p>
          </table:table-cell>
          <table:table-cell table:style-name="ce1" office:value-type="float" office:value="0">
            <text:p>0</text:p>
          </table:table-cell>
          <table:table-cell table:style-name="ce1" table:formula="of:=[.D22]*0.001" office:value-type="float" office:value="0.000480135">
            <text:p>0.000480135</text:p>
          </table:table-cell>
          <table:table-cell table:style-name="ce1" table:formula="of:=[.C22]*0.001" office:value-type="float" office:value="0.0270692">
            <text:p>0.0270692</text:p>
          </table:table-cell>
          <table:table-cell table:style-name="ce1" office:value-type="string">
            <text:p>L_HIP_YAW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PelvYR:</text:p>
          </table:table-cell>
          <table:table-cell table:style-name="ce1" office:value-type="float" office:value="27.0692">
            <text:p>27.0692</text:p>
          </table:table-cell>
          <table:table-cell table:style-name="ce1" office:value-type="float" office:value="0.480135">
            <text:p>0.4801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.4372">
            <text:p>18.4372</text:p>
          </table:table-cell>
          <table:table-cell table:style-name="ce1" table:formula="of:=[.F23]*0.001-[.$C$37]" office:value-type="float" office:value="-0.0155628">
            <text:p>-0.0155628</text:p>
          </table:table-cell>
          <table:table-cell table:style-name="ce1" office:value-type="float" office:value="0">
            <text:p>0</text:p>
          </table:table-cell>
          <table:table-cell table:style-name="ce1" table:formula="of:=[.D23]*0.001" office:value-type="float" office:value="0.000480135">
            <text:p>0.000480135</text:p>
          </table:table-cell>
          <table:table-cell table:style-name="ce1" table:formula="of:=[.C23]*0.001" office:value-type="float" office:value="0.0270692">
            <text:p>0.0270692</text:p>
          </table:table-cell>
          <table:table-cell table:style-name="ce1" office:value-type="string">
            <text:p>R_HIP_YAW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ShoulderL:</text:p>
          </table:table-cell>
          <table:table-cell table:style-name="ce1" office:value-type="float" office:value="25.913">
            <text:p>25.913</text:p>
          </table:table-cell>
          <table:table-cell table:style-name="ce1" office:value-type="float" office:value="1.39357">
            <text:p>1.39357</text:p>
          </table:table-cell>
          <table:table-cell table:style-name="ce1" office:value-type="float" office:value="-13.5226">
            <text:p>-13.5226</text:p>
          </table:table-cell>
          <table:table-cell table:style-name="ce1" office:value-type="float" office:value="-5.736">
            <text:p>-5.736</text:p>
          </table:table-cell>
          <table:table-cell table:style-name="ce1" table:formula="of:=-[.F24]*0.001-[.$C$33]" office:value-type="float" office:value="-0.011264">
            <text:p>-0.011264</text:p>
          </table:table-cell>
          <table:table-cell table:style-name="ce1" table:formula="of:=-[.E24]*0.001-[.$C$34]" office:value-type="float" office:value="-0.0109774">
            <text:p>-0.0109774</text:p>
          </table:table-cell>
          <table:table-cell table:style-name="ce1" table:formula="of:=0.001*-[.D24]" office:value-type="float" office:value="-0.00139357">
            <text:p>-0.00139357</text:p>
          </table:table-cell>
          <table:table-cell table:style-name="ce1" table:formula="of:=[.C24]*0.001" office:value-type="float" office:value="0.025913">
            <text:p>0.025913</text:p>
          </table:table-cell>
          <table:table-cell table:style-name="ce1" office:value-type="string">
            <text:p>L_SHOULDER_PITCH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ShoulderR:</text:p>
          </table:table-cell>
          <table:table-cell table:style-name="ce1" office:value-type="float" office:value="25.913">
            <text:p>25.913</text:p>
          </table:table-cell>
          <table:table-cell table:style-name="ce1" office:value-type="float" office:value="1.39357">
            <text:p>1.39357</text:p>
          </table:table-cell>
          <table:table-cell table:style-name="ce1" office:value-type="float" office:value="13.5226">
            <text:p>13.5226</text:p>
          </table:table-cell>
          <table:table-cell table:style-name="ce1" office:value-type="float" office:value="-5.736">
            <text:p>-5.736</text:p>
          </table:table-cell>
          <table:table-cell table:style-name="ce1" table:formula="of:=-[.F25]*0.001-[.$C$33]" office:value-type="float" office:value="-0.011264">
            <text:p>-0.011264</text:p>
          </table:table-cell>
          <table:table-cell table:style-name="ce1" table:formula="of:=-[.E25]*0.001+[.$C$34]" office:value-type="float" office:value="0.0109774">
            <text:p>0.0109774</text:p>
          </table:table-cell>
          <table:table-cell table:style-name="ce1" table:formula="of:=0.001*-[.D25]" office:value-type="float" office:value="-0.00139357">
            <text:p>-0.00139357</text:p>
          </table:table-cell>
          <table:table-cell table:style-name="ce1" table:formula="of:=[.C25]*0.001" office:value-type="float" office:value="0.025913">
            <text:p>0.025913</text:p>
          </table:table-cell>
          <table:table-cell table:style-name="ce1" office:value-type="string">
            <text:p>R_SHOULDER_PITCH</text:p>
          </table:table-cell>
          <table:table-cell table:style-name="ce1" table:number-columns-repeated="1013"/>
        </table:table-row>
        <table:table-row table:style-name="ro4">
          <table:table-cell table:style-name="ce1"/>
          <table:table-cell table:style-name="ce1" office:value-type="string">
            <text:p>DTorso:</text:p>
          </table:table-cell>
          <table:table-cell table:style-name="ce1" office:value-type="float" office:value="975.599">
            <text:p>975.599</text:p>
          </table:table-cell>
          <table:table-cell table:style-name="ce1" office:value-type="float" office:value="-19.6631">
            <text:p>-19.6631</text:p>
          </table:table-cell>
          <table:table-cell table:style-name="ce1" office:value-type="float" office:value="-3.11589">
            <text:p>-3.11589</text:p>
          </table:table-cell>
          <table:table-cell table:style-name="ce1" office:value-type="float" office:value="-39.4437">
            <text:p>-39.4437</text:p>
          </table:table-cell>
          <table:table-cell table:style-name="ce1" table:formula="of:= [.D26]*0.001+[.$C$36]" office:value-type="float" office:value="-0.0066631">
            <text:p>-0.0066631</text:p>
          </table:table-cell>
          <table:table-cell table:style-name="ce1" table:formula="of:=[.E26]*0.001" office:value-type="float" office:value="-0.00311589">
            <text:p>-0.00311589</text:p>
          </table:table-cell>
          <table:table-cell table:style-name="ce1" table:formula="of:=[.F26]*0.001+[.C35]" office:value-type="float" office:value="0.0705563">
            <text:p>0.0705563</text:p>
          </table:table-cell>
          <table:table-cell table:style-name="ce1" table:formula="of:=[.C26]*0.001" office:value-type="float" office:value="0.975599">
            <text:p>0.975599</text:p>
          </table:table-cell>
          <table:table-cell table:style-name="ce1" office:value-type="string">
            <text:p>-</text:p>
          </table:table-cell>
          <table:table-cell table:style-name="ce1" table:number-columns-repeated="1013"/>
        </table:table-row>
        <table:table-row table:style-name="ro4">
          <table:table-cell table:style-name="ce2" office:value-type="string">
            <text:p>tota</text:p>
          </table:table-cell>
          <table:table-cell table:style-name="ce2" table:number-columns-repeated="7"/>
          <table:table-cell table:style-name="ce2" office:value-type="string">
            <text:p>total mass</text:p>
          </table:table-cell>
          <table:table-cell table:style-name="ce2" table:formula="of:=SUM([.J6:.J26])" office:value-type="float" office:value="2.9253241">
            <text:p>2.9253241</text:p>
          </table:table-cell>
          <table:table-cell table:style-name="ce2"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Parameters</text:p>
          </table:table-cell>
          <table:table-cell office:value-type="string">
            <text:p>(m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ower arm length</text:p>
          </table:table-cell>
          <table:table-cell office:value-type="float" office:value="0.13">
            <text:p>0.1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pper arm length</text:p>
          </table:table-cell>
          <table:table-cell office:value-type="float" office:value="0.0615">
            <text:p>0.061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houlder x offset</text:p>
          </table:table-cell>
          <table:table-cell office:value-type="float" office:value="0.017">
            <text:p>0.01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houlder y offset</text:p>
          </table:table-cell>
          <table:table-cell office:value-type="float" office:value="0.0245">
            <text:p>0.024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orso height</text:p>
          </table:table-cell>
          <table:table-cell office:value-type="float" office:value="0.11">
            <text:p>0.11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rotch to neck x</text:p>
          </table:table-cell>
          <table:table-cell office:value-type="float" office:value="0.013">
            <text:p>0.01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ip to body distance</text:p>
          </table:table-cell>
          <table:table-cell office:value-type="float" office:value="0.034">
            <text:p>0.034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upper leg length</text:p>
          </table:table-cell>
          <table:table-cell office:value-type="float" office:value="0.093">
            <text:p>0.09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ower leg length</text:p>
          </table:table-cell>
          <table:table-cell office:value-type="float" office:value="0.093">
            <text:p>0.09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eck to cam x</text:p>
          </table:table-cell>
          <table:table-cell office:value-type="float" office:value="0.033">
            <text:p>0.03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eck to cam y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eck to cam z</text:p>
          </table:table-cell>
          <table:table-cell office:value-type="float" office:value="0.033">
            <text:p>0.033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6:Sheet1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Fountain</meta:initial-creator>
    <meta:creation-date>2014-03-18T10:31:48</meta:creation-date>
    <dc:date>2014-03-19T16:03:55</dc:date>
    <dc:creator>Jake Fountain</dc:creator>
    <meta:editing-duration>PT1H53M49S</meta:editing-duration>
    <meta:editing-cycles>9</meta:editing-cycles>
    <meta:generator>LibreOffice/3.5$Linux_X86_64 LibreOffice_project/350m1$Build-2</meta:generator>
    <meta:document-statistic meta:table-count="3" meta:cell-count="250" meta:object-count="0"/>
  </office:meta>
</office:document-meta>
</file>